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1cacf8" officeooo:paragraph-rsid="001cacf8"/>
    </style:style>
    <style:style style:name="P2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cacf8" officeooo:paragraph-rsid="001cacf8"/>
    </style:style>
    <style:style style:name="P3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dbe86" officeooo:paragraph-rsid="001dbe86"/>
    </style:style>
    <style:style style:name="P4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dbe86" officeooo:paragraph-rsid="001f66ad"/>
    </style:style>
    <style:style style:name="P5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0656d" officeooo:paragraph-rsid="0020656d"/>
    </style:style>
    <style:style style:name="P6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187de" officeooo:paragraph-rsid="002187de"/>
    </style:style>
    <style:style style:name="P7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3bda5" officeooo:paragraph-rsid="0023bda5"/>
    </style:style>
    <style:style style:name="P8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3bda5" officeooo:paragraph-rsid="00284878"/>
    </style:style>
    <style:style style:name="P9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64c2c" officeooo:paragraph-rsid="00264c2c"/>
    </style:style>
    <style:style style:name="P10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84878" officeooo:paragraph-rsid="00284878"/>
    </style:style>
    <style:style style:name="P11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paragraph-rsid="00284878"/>
    </style:style>
    <style:style style:name="P12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88627" officeooo:paragraph-rsid="00288627"/>
    </style:style>
    <style:style style:name="P13" style:family="paragraph" style:parent-style-name="Standard">
      <style:text-properties fo:font-variant="normal" fo:text-transform="none" fo:color="#787c99" loext:opacity="100%" style:font-name="system-ui" fo:letter-spacing="normal" fo:font-style="normal" fo:font-weight="normal" officeooo:paragraph-rsid="00284878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15" style:family="paragraph" style:parent-style-name="Standard">
      <style:text-properties officeooo:paragraph-rsid="0020656d"/>
    </style:style>
    <style:style style:name="P16" style:family="paragraph" style:parent-style-name="Standard">
      <style:text-properties officeooo:paragraph-rsid="002187de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Standard">
      <style:text-properties fo:font-variant="normal" fo:text-transform="none" fo:color="#787c99" loext:opacity="100%" style:font-name="system-ui" fo:font-size="10.5pt" fo:letter-spacing="normal" fo:font-style="normal" fo:font-weight="normal" officeooo:rsid="00284878" officeooo:paragraph-rsid="00284878"/>
    </style:style>
    <style:style style:name="P20" style:family="paragraph" style:parent-style-name="Standard">
      <style:text-properties fo:font-variant="normal" fo:text-transform="none" fo:color="#787c99" loext:opacity="100%" style:font-name="system-ui" fo:font-size="10.5pt" fo:letter-spacing="normal" fo:font-style="normal" fo:font-weight="normal" officeooo:rsid="00288627" officeooo:paragraph-rsid="00288627"/>
    </style:style>
    <style:style style:name="P21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88627" officeooo:paragraph-rsid="00288627"/>
    </style:style>
    <style:style style:name="P22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ac507" officeooo:paragraph-rsid="002ac507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T1" style:family="text">
      <style:text-properties officeooo:rsid="001f66ad"/>
    </style:style>
    <style:style style:name="T2" style:family="text">
      <style:text-properties fo:font-variant="normal" fo:text-transform="none" fo:color="#787c99" loext:opacity="100%" style:font-name="system-ui" fo:font-size="9.75pt" fo:letter-spacing="normal" fo:font-style="normal" fo:font-weight="normal" officeooo:rsid="0020656d"/>
    </style:style>
    <style:style style:name="T3" style:family="text">
      <style:text-properties fo:font-variant="normal" fo:text-transform="none" fo:color="#787c99" loext:opacity="100%" style:font-name="system-ui" fo:font-size="9.75pt" fo:letter-spacing="normal" fo:font-style="normal" fo:font-weight="normal" officeooo:rsid="002187de"/>
    </style:style>
    <style:style style:name="T4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6" style:family="text">
      <style:text-properties officeooo:rsid="0024edc5"/>
    </style:style>
    <style:style style:name="T7" style:family="text">
      <style:text-properties officeooo:rsid="00284878"/>
    </style:style>
    <style:style style:name="T8" style:family="text">
      <style:text-properties fo:font-size="10.5pt"/>
    </style:style>
    <style:style style:name="T9" style:family="text">
      <style:text-properties fo:font-size="10.5pt" officeooo:rsid="00284878"/>
    </style:style>
    <style:style style:name="T10" style:family="text">
      <style:text-properties fo:font-size="10.5pt" loext:padding="0cm" loext:border="none"/>
    </style:style>
    <style:style style:name="T11" style:family="text">
      <style:text-properties fo:color="#a9b1d6" loext:opacity="100%" fo:font-size="10.5pt" loext:padding="0cm" loext:border="none"/>
    </style:style>
    <style:style style:name="T12" style:family="text">
      <style:text-properties fo:color="#6183bb" loext:opacity="100%" loext:padding="0cm" loext:border="none"/>
    </style:style>
    <style:style style:name="T13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0_3290261604"/>Prompts para el desarrollo del modulo de licor desde 01-04-2026<text:bookmark-end text:name="__DdeLink__0_3290261604"/></text:p>
      <text:p text:style-name="P1"/>
      <text:p text:style-name="P2">en relacion a tu pregunta: Nombre del CTA secundario en Hero: ¿prefieres el texto exacto? te respondo:el CTA quiero: precompra de licor + reservar mesa, 2. te respondo: se venderan licores sin combos a continuacion te digo los nombre de licores: cacique dorado -cacique 500 -buchanans -balde de cervezas, mi cliente quiere tipo cms, que el desde el panel admin licor, el pueda colocar la informacion del licor y subir una imagen del licor, y establecer el precio tambien de cada licor desde el panel admin, el precio es en usd con conversion a tasa bs, es decir el admin panel establecer el precio en usd, pero en configuracion se puede establecer a que tasa esta el dolar en el dia, de forma manual el admin panel escribe la tasa por ejemplo bs600 y si el valde de cervezas cuesta $7 dolares, entonces el usuario final debe ver el precio en dolares y en bolivares de acuerdo a la tasa del dia, tambien el usuario puede comprar varios licores y el sistema debe calcular cuanto es en usd y cuanto en bolivares, ya que el metodo e pago es zelle con comprobacion manual, y pago movil con verificacion manual por parte del admin asi como funciona el sistema de ticket de entradas. 3 a que te refieres con string simple para el qr del licor?? 4. te respondo: no se dime la opcion mas recomendada</text:p>
      <text:p text:style-name="P2"/>
      <text:p text:style-name="P2"/>
      <text:p text:style-name="P3">prompts 2 abril:</text:p>
      <text:p text:style-name="P3"/>
      <text:p text:style-name="P3"/>
      <text:p text:style-name="P3"/>
      <text:p text:style-name="P4"><text:bookmark-start text:name="__DdeLink__14_1882096307"/><text:bookmark-start text:name="__DdeLink__11_1882096307"/>de momento veo que funciona todo bien, quiero que el formulario de registro, pida nombre completo, edad, sexo, correo, numero de telefono , e<text:span text:style-name="T1">n registro </text:span>agrega al formulario los campos que faltan, y para iniciar sesion si quiero correo y clave, y reset de contrasena<text:bookmark-end text:name="__DdeLink__11_1882096307"/></text:p>
      <text:p text:style-name="P4"/>
      <text:p text:style-name="P5">en checkout aparece para seleccionar zelle o pago movil, coloca pago movil en donde esta zelle y zelle en donde esta pago movil, es decir quiero pago movil del lado izquiero y zelle del lado derecho </text:p>
      <text:p text:style-name="P15"><text:span text:style-name="T2">tambien quiero que agregues el texto con los datos de pago movil que son los siguientes: </text:span>PAGO MÓVIL</text:p>
      <text:p text:style-name="Text_20_body">Transferencia directa desde tu teléfono móvil</text:p>
      <text:p text:style-name="P17"><text:span text:style-name="Strong_20_Emphasis">Teléfono:</text:span> 04140659985<text:line-break/><text:span text:style-name="Strong_20_Emphasis">Banco:</text:span> Banesco<text:line-break/><text:span text:style-name="Strong_20_Emphasis">Cédula:</text:span> 23554868 </text:p>
      <text:p text:style-name="P5">y el texto con los datos zelle que son los siguientes:</text:p>
      <text:p text:style-name="P5"/>
      <text:p text:style-name="P5">💳</text:p>
      <text:h text:style-name="Heading_20_3" text:outline-level="3">ZELLE</text:h>
      <text:p text:style-name="Text_20_body">Transferencia instantánea desde EE.UU.</text:p>
      <text:p text:style-name="P17"><text:span text:style-name="Strong_20_Emphasis">Email:</text:span> troconizjessica@gmail.com<text:line-break/><text:span text:style-name="Strong_20_Emphasis">Nombre:</text:span> Jessica Troconiz </text:p>
      <text:p text:style-name="P5"/>
      <text:p text:style-name="P6">tambien en la pagina de check out falta algo para que el usuario pueda ver a que tasa le estan cobrando, y eso lo establece el admin panel desde configuracion</text:p>
      <text:p text:style-name="P6"/>
      <text:p text:style-name="P6">en <text:a xlink:type="simple" xlink:href="http://127.0.0.1:8000/admin-licor/licores.html" text:style-name="Internet_20_link" text:visited-style-name="Visited_20_Internet_20_Link">http://127.0.0.1:8000/admin-licor/licores.html</text:a> <text:s/>cuando le doy al boton nuevo, para agregar un nuevo licor no hace nada el boton, falta que eso funcione para que el admin pueda subir la imagen de producto </text:p>
      <text:p text:style-name="P6"/>
      <text:p text:style-name="P16"><text:span text:style-name="T3">poder agregar completamente desde el admin: por ejemplo </text:span>Balde de cervezas</text:p>
      <text:p text:style-name="P18">Ideal para compartir.</text:p>
      <text:p text:style-name="P18">$7.00 · Bs 4200.00<text:bookmark-end text:name="__DdeLink__14_1882096307"/></text:p>
      <text:p text:style-name="P7"><text:soft-page-break/>12:46am</text:p>
      <text:p text:style-name="P7"/>
      <text:p text:style-name="P7"/>
      <text:p text:style-name="P7">--------------------------------------------------------------------------------------------------</text:p>
      <text:p text:style-name="P7">no quiero crear yo los codigos, hazlo tu, pero lo que vas a hacer es <text:bookmark-start text:name="__DdeLink__149_1882096307"/>crear linea por linea paso a paso para que no te pases de recursos, o has las ejecuciones con una estrategia que no sobrepases los limites <text:bookmark-end text:name="__DdeLink__149_1882096307"/><text:span text:style-name="T6">1:39</text:span></text:p>
      <text:p text:style-name="P7"/>
      <text:p text:style-name="P7">-------------------------------------------------------------------------------------------------------</text:p>
      <text:p text:style-name="P7">ahora quiero que en el panel admin muestre los compradores con la cantidad de compras que hicieron y su monto, fecha y hora local de venezuela, datos del comprador tales como: nombre completo, correo, y su numero de telefono. has tambien paginacion, ordenamiento y busqueda, y que aparezca el numero qr de comprador. has todo de acuerdo a las mejores practicas de experiencia de usuario, y coloca lo que te estoy pidiendo de acuerdo a las mejores practicas de ingenieria de software, si ves que es bueno agregar algo adicional para mejor experiencia de usuario, entonces hazlo. por otra parte ejecuta dodo paso a paso poco a poco. <text:bookmark-start text:name="__DdeLink__154_1882096307"/>crear <text:bookmark-start text:name="__DdeLink__151_1882096307"/>linea por linea paso a paso para que no te pases de recursos, o has las ejecuciones con una estrategia que no sobrepases los limites<text:bookmark-end text:name="__DdeLink__151_1882096307"/> <text:bookmark-end text:name="__DdeLink__154_1882096307"/></text:p>
      <text:p text:style-name="P7"/>
      <text:p text:style-name="P9">3:42 am</text:p>
      <text:p text:style-name="P9"/>
      <text:p text:style-name="P4">-------------------------------------------------------------------------------------</text:p>
      <text:p text:style-name="P4"><text:bookmark-start text:name="__DdeLink__158_1882096307"/><text:s/><text:span text:style-name="T7">solo puedo ver la lista de compradores cuando abro el link en </text:span><text:a xlink:type="simple" xlink:href="http://127.0.0.1:8000/admin-licor/compradores.html" text:style-name="Internet_20_link" text:visited-style-name="Visited_20_Internet_20_Link"><text:span text:style-name="T7">http://127.0.0.1:8000/admin-licor/compradores.html</text:span></text:a><text:span text:style-name="T7"> pero eso no esta integrado con algo en el panel admin para que el admin no tenga que esta abriendo </text:span><text:a xlink:type="simple" xlink:href="http://127.0.0.1:8000/admin-licor/compradores.html" text:style-name="Internet_20_link" text:visited-style-name="Visited_20_Internet_20_Link"><text:span text:style-name="T7">http://127.0.0.1:8000/admin-licor/compradores.html</text:span></text:a><text:span text:style-name="T7"> cada vez que quiera ver compradores</text:span></text:p>
      <text:p text:style-name="P10">mejora eso de la mejor forma de acuerdo a las mejores practicas de experiencia de usuario,</text:p>
      <text:p text:style-name="P11"><text:span text:style-name="T7">pienso que esa lista puede ir en dashboard, <text:s/>que aparezcan las compras mas recientes de primero en la lista. Y quiero que coloque selector para ver lista de de </text:span><text:span text:style-name="T8">pendientes/aprobadas/rechazadas/usadas, </text:span><text:span text:style-name="T9">según yo elija en el selector</text:span></text:p>
      <text:p text:style-name="P11"><text:span text:style-name="T9"/></text:p>
      <text:p text:style-name="P13"><text:span text:style-name="T9">por otra parte has esto tu </text:span><text:span text:style-name="T11">Siguiente paso (también incremental)</text:span></text:p>
      <text:p text:style-name="P14">Para completar lo que pediste falta:</text:p>
      <text:list text:style-name="L1">
        <text:list-item>
          <text:p text:style-name="P23"><text:span text:style-name="Strong_20_Emphasis"><text:span text:style-name="T4">Ordenamiento por columnas</text:span></text:span><text:span text:style-name="T5"> (email, nombre, compras, total, última compra).</text:span></text:p>
        </text:list-item>
        <text:list-item>
          <text:p text:style-name="P23"><text:span text:style-name="Strong_20_Emphasis"><text:span text:style-name="T4">Copiar QR</text:span></text:span><text:span text:style-name="T5"> (botón por comprador).</text:span></text:p>
        </text:list-item>
        <text:list-item>
          <text:p text:style-name="P23"><text:span text:style-name="T5">(Opcional, recomendado) </text:span><text:span text:style-name="Strong_20_Emphasis"><text:span text:style-name="T4">Vista de detalle</text:span></text:span><text:span text:style-name="T5">: al click en un comprador, ver sus órdenes (últimas N) con status.</text:span></text:p>
        </text:list-item>
      </text:list>
      <text:p text:style-name="P14">Dime por cuál quieres que siga primero:</text:p>
      <text:list text:style-name="L2">
        <text:list-item>
          <text:p text:style-name="P24"><text:span text:style-name="Strong_20_Emphasis"><text:span text:style-name="T4">A)</text:span></text:span><text:span text:style-name="T5"> Ordenamiento</text:span></text:p>
        </text:list-item>
        <text:list-item>
          <text:p text:style-name="P24"><text:span text:style-name="Strong_20_Emphasis"><text:span text:style-name="T4">B)</text:span></text:span><text:span text:style-name="T5"> Copiar QR</text:span></text:p>
        </text:list-item>
        <text:list-item>
          <text:p text:style-name="P24"><text:span text:style-name="Strong_20_Emphasis"><text:span text:style-name="T4">C)</text:span></text:span><text:span text:style-name="T5"> Detalle por comprador</text:span></text:p>
        </text:list-item>
      </text:list>
      <text:p text:style-name="P19">de acuerdo a lo que me recomiendes tomando en cuenta las mejores practicas de experiencia de usuario, y haz todo lo que te dije poco a poco paso a paso de acuerdo a las mejores practicas de ingenieria de software </text:p>
      <text:p text:style-name="P10"><text:span text:style-name="T8"/></text:p>
      <text:p text:style-name="P8"><text:bookmark-start text:name="__DdeLink__357_649078084"/><text:span text:style-name="T8">crea </text:span><text:bookmark-start text:name="__DdeLink__151_1882096307 Copia 1"/><text:span text:style-name="T8">linea por linea paso a paso para que no te pases de recursos, o has las ejecuciones con una estrategia que no sobrepases los limites</text:span><text:bookmark-end text:name="__DdeLink__357_649078084"/><text:bookmark-end text:name="__DdeLink__151_1882096307 Copia 1"/><text:span text:style-name="T8"> </text:span><text:bookmark-end text:name="__DdeLink__158_1882096307"/></text:p>
      <text:p text:style-name="P8"><text:span text:style-name="T8"/></text:p>
      <text:p text:style-name="P20">10:53 am</text:p>
      <text:p text:style-name="P12"><text:soft-page-break/><text:span text:style-name="T8">-----------------------------------------------------------------------------------------</text:span></text:p>
      <text:p text:style-name="P12"><text:span text:style-name="T13">solo puedo ver la lista de compradores cuando abro el link en </text:span><text:a xlink:type="simple" xlink:href="http://127.0.0.1/" text:style-name="Internet_20_link" text:visited-style-name="Visited_20_Internet_20_Link"><text:span text:style-name="T12">http://127.0.0.1</text:span></text:a><text:span text:style-name="T13">:8000/admin-licor/compradores.html pero eso no esta integrado con algo en el panel admin para que el admin no tenga que esta abriendo </text:span><text:a xlink:type="simple" xlink:href="http://127.0.0.1/" text:style-name="Internet_20_link" text:visited-style-name="Visited_20_Internet_20_Link"><text:span text:style-name="T12">http://127.0.0.1</text:span></text:a><text:span text:style-name="T13">:8000/admin-licor/compradores.html cada vez que quiera ver compradores</text:span><text:span text:style-name="T10"> </text:span><text:span text:style-name="T13">mejora eso de la mejor forma de acuerdo a las mejores practicas de experiencia de usuario,</text:span><text:span text:style-name="T10"> </text:span><text:span text:style-name="T13">pienso que esa lista puede ir en dashboard, que aparezcan las compras mas recientes de primero en la lista. Y quiero que coloque selector para ver lista de de pendientes/aprobadas/rechazadas/usadas, según yo elija en el selector</text:span><text:span text:style-name="T10"> </text:span><text:span text:style-name="T13">por otra parte has esto tu Siguiente paso (también incremental)</text:span><text:span text:style-name="T10"> </text:span><text:span text:style-name="T13">Para completar lo que pediste falta:</text:span><text:span text:style-name="T10"> </text:span><text:span text:style-name="T13">1. Ordenamiento por columnas (email, nombre, compras, total, última compra).</text:span><text:span text:style-name="T10"> </text:span><text:span text:style-name="T13">2. Copiar QR (botón por comprador).</text:span><text:span text:style-name="T10"> </text:span><text:span text:style-name="T13">3. (Opcional, recomendado) Vista de detalle: al click en un comprador, ver sus órdenes (últimas N) con status.</text:span><text:span text:style-name="T10"> </text:span><text:span text:style-name="T13">Dime por cuál quieres que siga primero:</text:span><text:span text:style-name="T10"> • </text:span><text:span text:style-name="T13">A) Ordenamiento</text:span><text:span text:style-name="T10"> • </text:span><text:span text:style-name="T13">B) Copiar QR</text:span><text:span text:style-name="T10"> • </text:span><text:span text:style-name="T13">C) Detalle por comprador</text:span><text:span text:style-name="T10"> </text:span><text:span text:style-name="T13">de acuerdo a lo que me recomiendes tomando en cuenta las mejores practicas de experiencia de usuario, y haz todo lo que te dije poco a poco paso a paso de acuerdo a las mejores practicas de ingenieria de software crea linea por linea paso a paso para que no te pases de recursos, o has las ejecuciones con una estrategia que no sobrepases los limites </text:span></text:p>
      <text:p text:style-name="P12"><text:span text:style-name="T10"/></text:p>
      <text:p text:style-name="P22"><text:span text:style-name="T10">11:48</text:span></text:p>
      <text:p text:style-name="P22"><text:span text:style-name="T10">-------------------------------------------------------------------------------------------------------------</text:span></text:p>
      <text:p text:style-name="P22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0:46:30.694988351</meta:creation-date>
    <dc:date>2026-04-02T11:48:56.252027678</dc:date>
    <meta:editing-duration>PT5H2M40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3" meta:paragraph-count="44" meta:word-count="1102" meta:character-count="6931" meta:non-whitespace-character-count="5868"/>
  </office:meta>
</office:document-meta>
</file>